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126070619" calcext:value-type="float">
            <text:p>1,126070619</text:p>
          </table:table-cell>
          <table:table-cell office:value-type="float" office:value="0.5718691945" calcext:value-type="float">
            <text:p>0,5718691945</text:p>
          </table:table-cell>
          <table:table-cell office:value-type="float" office:value="0.002541998168" calcext:value-type="float">
            <text:p>0,0025419982</text:p>
          </table:table-cell>
          <table:table-cell table:style-name="ce1" office:value-type="float" office:value="0.00001578880801" calcext:value-type="float">
            <text:p>1,58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70" calcext:value-type="float">
            <text:p>32770</text:p>
          </table:table-cell>
          <table:table-cell office:value-type="float" office:value="1.09210515" calcext:value-type="float">
            <text:p>1,09210515</text:p>
          </table:table-cell>
          <table:table-cell office:value-type="float" office:value="0.5893139243" calcext:value-type="float">
            <text:p>0,5893139243</text:p>
          </table:table-cell>
          <table:table-cell office:value-type="float" office:value="0.001629225793" calcext:value-type="float">
            <text:p>0,0016292258</text:p>
          </table:table-cell>
          <table:table-cell table:style-name="ce1" office:value-type="float" office:value="0.00004699689816" calcext:value-type="float">
            <text:p>4,70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003" calcext:value-type="float">
            <text:p>33003</text:p>
          </table:table-cell>
          <table:table-cell office:value-type="float" office:value="1.031435966" calcext:value-type="float">
            <text:p>1,031435966</text:p>
          </table:table-cell>
          <table:table-cell office:value-type="float" office:value="0.595082283" calcext:value-type="float">
            <text:p>0,595082283</text:p>
          </table:table-cell>
          <table:table-cell office:value-type="float" office:value="0.0006999751204" calcext:value-type="float">
            <text:p>0,0006999751</text:p>
          </table:table-cell>
          <table:table-cell table:style-name="ce1" office:value-type="float" office:value="0.00001555500239" calcext:value-type="float">
            <text:p>1,5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01" calcext:value-type="float">
            <text:p>33101</text:p>
          </table:table-cell>
          <table:table-cell office:value-type="float" office:value="1.018785477" calcext:value-type="float">
            <text:p>1,018785477</text:p>
          </table:table-cell>
          <table:table-cell office:value-type="float" office:value="0.5944934487" calcext:value-type="float">
            <text:p>0,5944934487</text:p>
          </table:table-cell>
          <table:table-cell office:value-type="float" office:value="0.000558321306" calcext:value-type="float">
            <text:p>0,0005583213</text:p>
          </table:table-cell>
          <table:table-cell table:style-name="ce1" office:value-type="float" office:value="0.00001550892557" calcext:value-type="float">
            <text:p>1,55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181" calcext:value-type="float">
            <text:p>33181</text:p>
          </table:table-cell>
          <table:table-cell office:value-type="float" office:value="1.136175513" calcext:value-type="float">
            <text:p>1,136175513</text:p>
          </table:table-cell>
          <table:table-cell office:value-type="float" office:value="0.5868648887" calcext:value-type="float">
            <text:p>0,5868648887</text:p>
          </table:table-cell>
          <table:table-cell office:value-type="float" office:value="0.0009282609099" calcext:value-type="float">
            <text:p>0,0009282609</text:p>
          </table:table-cell>
          <table:table-cell table:style-name="ce1" office:value-type="float" office:value="0.00004641304622" calcext:value-type="float">
            <text:p>4,64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348" calcext:value-type="float">
            <text:p>33348</text:p>
          </table:table-cell>
          <table:table-cell office:value-type="float" office:value="1.121682405" calcext:value-type="float">
            <text:p>1,121682405</text:p>
          </table:table-cell>
          <table:table-cell office:value-type="float" office:value="0.5857211947" calcext:value-type="float">
            <text:p>0,5857211947</text:p>
          </table:table-cell>
          <table:table-cell office:value-type="float" office:value="0.001108220895" calcext:value-type="float">
            <text:p>0,0011082209</text:p>
          </table:table-cell>
          <table:table-cell table:style-name="ce1" office:value-type="float" office:value="0.00001539195546" calcext:value-type="float">
            <text:p>1,5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544" calcext:value-type="float">
            <text:p>33544</text:p>
          </table:table-cell>
          <table:table-cell office:value-type="float" office:value="1.345890999" calcext:value-type="float">
            <text:p>1,345890999</text:p>
          </table:table-cell>
          <table:table-cell office:value-type="float" office:value="0.5932582021" calcext:value-type="float">
            <text:p>0,5932582021</text:p>
          </table:table-cell>
          <table:table-cell office:value-type="float" office:value="0.0008874472114" calcext:value-type="float">
            <text:p>0,0008874472</text:p>
          </table:table-cell>
          <table:table-cell table:style-name="ce1" office:value-type="float" office:value="0.00001530081317" calcext:value-type="float">
            <text:p>1,5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708" calcext:value-type="float">
            <text:p>33708</text:p>
          </table:table-cell>
          <table:table-cell office:value-type="float" office:value="1.169147849" calcext:value-type="float">
            <text:p>1,169147849</text:p>
          </table:table-cell>
          <table:table-cell office:value-type="float" office:value="0.598238349" calcext:value-type="float">
            <text:p>0,598238349</text:p>
          </table:table-cell>
          <table:table-cell office:value-type="float" office:value="0.0008373806486" calcext:value-type="float">
            <text:p>0,0008373806</text:p>
          </table:table-cell>
          <table:table-cell table:style-name="ce1" office:value-type="float" office:value="0.0000152251032" calcext:value-type="float">
            <text:p>1,5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893" calcext:value-type="float">
            <text:p>33893</text:p>
          </table:table-cell>
          <table:table-cell office:value-type="float" office:value="1.187243342" calcext:value-type="float">
            <text:p>1,187243342</text:p>
          </table:table-cell>
          <table:table-cell office:value-type="float" office:value="0.5928248763" calcext:value-type="float">
            <text:p>0,5928248763</text:p>
          </table:table-cell>
          <table:table-cell office:value-type="float" office:value="0.0002725579543" calcext:value-type="float">
            <text:p>0,000272558</text:p>
          </table:table-cell>
          <table:table-cell table:style-name="ce1" office:value-type="float" office:value="0.00001514210908" calcext:value-type="float">
            <text:p>1,5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941" calcext:value-type="float">
            <text:p>33941</text:p>
          </table:table-cell>
          <table:table-cell office:value-type="float" office:value="1.038593769" calcext:value-type="float">
            <text:p>1,038593769</text:p>
          </table:table-cell>
          <table:table-cell office:value-type="float" office:value="0.5979937911" calcext:value-type="float">
            <text:p>0,5979937911</text:p>
          </table:table-cell>
          <table:table-cell office:value-type="float" office:value="0.0001663264557" calcext:value-type="float">
            <text:p>0,0001663265</text:p>
          </table:table-cell>
          <table:table-cell table:style-name="ce1" office:value-type="float" office:value="0.0000151205868" calcext:value-type="float">
            <text:p>1,5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267131089" calcext:value-type="float">
            <text:p>1,1267131089</text:p>
          </table:table-cell>
          <table:table-cell table:formula="of:=AVERAGE([.D2:.D11])" office:value-type="float" office:value="0.59056601524" calcext:value-type="float">
            <text:p>0,5905660152</text:p>
          </table:table-cell>
          <table:table-cell table:formula="of:=AVERAGE([.E2:.E11])" office:value-type="float" office:value="0.00096297144623" calcext:value-type="float">
            <text:p>0,0009629714</text:p>
          </table:table-cell>
          <table:table-cell table:formula="of:=AVERAGE([.F2:.F11])" office:value-type="float" office:value="0.000021644324806" calcext:value-type="float">
            <text:p>2,164432480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43:21.360221585</dc:date>
    <meta:document-statistic meta:table-count="1" meta:cell-count="70" meta:object-count="0"/>
    <meta:generator>LibreOffice/4.1.4.2$Linux_X86_64 LibreOffice_project/410m0$Build-2</meta:generator>
  </office:meta>
</office:document-meta>
</file>